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99.9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mm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8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mm"/>
      <style:text-properties fo:font-size="14pt" fo:font-style="normal" style:font-size-asian="14pt" style:font-style-asian="normal" style:font-size-complex="14pt" style:font-style-complex="normal"/>
    </style:style>
    <style:style style:name="ce9" style:family="table-cell" style:parent-style-name="Default">
      <style:table-cell-properties fo:background-color="#333333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Paragraphs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1022" table:default-cell-style-name="ce9"/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y</text:p>
          </table:table-cell>
          <table:table-cell office:value-type="string" calcext:value-type="string">
            <text:p>"Ah, sis. She's here!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o</text:p>
          </table:table-cell>
          <table:table-cell office:value-type="string" calcext:value-type="string">
            <text:p>"Hmm… Looks like you are doing well today, Jake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o</text:p>
          </table:table-cell>
          <table:table-cell office:value-type="string" calcext:value-type="string">
            <text:p>"I'm glad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rl</text:p>
          </table:table-cell>
          <table:table-cell office:value-type="string" calcext:value-type="string">
            <text:p>"He's done nothing but tell the same awful jokes all morning. I can’t hear them anymore!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"Beth just doesn't know how to take them, that's all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"Don't try to act cool just because Mio's here!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o</text:p>
          </table:table-cell>
          <table:table-cell office:value-type="string" calcext:value-type="string">
            <text:p>"Hey, hey... Get along you two.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o</text:p>
          </table:table-cell>
          <table:table-cell office:value-type="string" calcext:value-type="string">
            <text:p>"Hmm... Looks like you‘re doing well too, Beth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"I am! Maybe because the weather seems nice, but I'm feeling pretty good today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"You're weird. There's no way you could tell what the weather is like from in here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"Sure I can! Didn't you know? When the weather's nice outside, my hair doesn't dry out as much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"What are you talking about? There's no way you could tell just from that!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"Of course I can! You know what I mean, right Mio?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o</text:p>
          </table:table-cell>
          <table:table-cell office:value-type="string" calcext:value-type="string">
            <text:p>"Yes, indeed I know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o</text:p>
          </table:table-cell>
          <table:table-cell office:value-type="string" calcext:value-type="string">
            <text:p>"Beth's a girl, so she's probably more sensitive to small changes like that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"No fair, taming about it like it's something only you girls would understand..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o</text:p>
          </table:table-cell>
          <table:table-cell office:value-type="string" calcext:value-type="string">
            <text:p>"Oh, that's right. I brought you guys some snacks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o</text:p>
          </table:table-cell>
          <table:table-cell office:value-type="string" calcext:value-type="string">
            <text:p>"Today, those are jelly beans!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"Hoooooray! Thanks a lot, Mio!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"No fair, Beth! I want some too!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o</text:p>
          </table:table-cell>
          <table:table-cell office:value-type="string" calcext:value-type="string">
            <text:p>"Don't worry, Jake. I brought some for you as well.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But remember, you two. You need to hide those for now.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Eat them later, and don't tell the other grown-ups.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If anyone finds out, it won't just be me getting in trouble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"Okaaaay.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"...Oh, Mio. You're here?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o</text:p>
          </table:table-cell>
          <table:table-cell office:value-type="string" calcext:value-type="string">
            <text:p>"Ah, y-yeah..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o</text:p>
          </table:table-cell>
          <table:table-cell office:value-type="string" calcext:value-type="string">
            <text:p>"I thought I'd check how they were doing first, doctor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(Remember what I said before?)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o</text:p>
          </table:table-cell>
          <table:table-cell office:value-type="string" calcext:value-type="string">
            <text:p>"It's nothing, sir.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"Mio. A moment, please.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o</text:p>
          </table:table-cell>
          <table:table-cell office:value-type="string" calcext:value-type="string">
            <text:p>"Yes... what is it?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What have I told you about getting emotionally involved with the children?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o</text:p>
          </table:table-cell>
          <table:table-cell office:value-type="string" calcext:value-type="string">
            <text:p>"But they are...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They are 'experimental subjects' and nothing more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"Interacting with the subjects more than necessary will only serve to negatively affect the outcome of the experiment. It will be troublesome if you start feeling compassion towards them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o</text:p>
          </table:table-cell>
          <table:table-cell office:value-type="string" calcext:value-type="string">
            <text:p>"That's not my intention..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"Your intentions are irrelevant to me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"All I'm telling you is to refrain from any emotional attachment.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Understood?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"...Mio?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"This is none of your business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"Never mind that, it's time for your injections. Arms out.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...is it ...going to hurt again...?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I don't like it. It always hurts...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"How many times do I need to remind you?"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"We're giving you this medicine in order to cure you. Arms out, now.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It will be okay. I'm right here.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"Don't move. It will only hurt more if you struggle.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"That's it.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"Now #14. It's your turn.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"There. It's over.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Jake... are you okay-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Jake? Beth!?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What are you doing? Hurry up and measure the readings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But...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It hurts!!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It hurts so much...!”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Help me!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My head...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It burns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My head...!!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It hurts so much!!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Save me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It hurts! It hurts!! It hurts!!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Save me!!!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Mio, help me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Mio...!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MiO!!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Mio...!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Mi0!!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mmMIooOo!!!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Mi0o00!!!“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MIOOOOH!!!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MIIIOOOOH!!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Mmimoou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MMIIIOOOOH!!!"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"It was... that dream again."/v</text:p>
          </table:table-cell>
          <table:table-cell table:number-columns-repeated="1022"/>
        </table:table-row>
        <table:table-row table:style-name="ro1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Character" table:base-cell-address="$Paragraphs.$A$1" table:cell-range-address="$Paragraphs.$A$1:.$A$1048576"/>
        <table:named-range table:name="Paragraph" table:base-cell-address="$Paragraphs.$B$1" table:cell-range-address="$Paragraphs.$B$1:.$B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.00.0000</text:date>, <text:time style:data-style-name="N2" text:time-value="15:02:41.507762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date>2018-12-05T16:08:43.504012335</dc:date>
    <meta:editing-duration>PT5H47M45S</meta:editing-duration>
    <meta:editing-cycles>31</meta:editing-cycles>
    <meta:document-statistic meta:table-count="1" meta:cell-count="141" meta:object-count="0"/>
  </office:meta>
</office:document-meta>
</file>